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4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51">
      <style:table-cell-properties fo:background-color="#ffffff" fo:border="0.002cm solid #c0c0c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51">
      <style:table-cell-properties fo:background-color="#ffffff" fo:border="0.002cm solid #c0c0c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1">
      <style:table-cell-properties fo:background-color="#ffffff" fo:border="0.002cm solid #c0c0c0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Lakštas1" table:style-name="ta1" table:print="false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>
            <text:p>Veikla</text:p>
          </table:table-cell>
          <table:table-cell table:style-name="ce1" office:value-type="string">
            <text:p>Pradžios laikas</text:p>
          </table:table-cell>
          <table:table-cell table:style-name="ce1" office:value-type="string">
            <text:p>Pabaigos laikas</text:p>
          </table:table-cell>
          <table:table-cell table:style-name="ce1" office:value-type="string">
            <text:p>Kategorija</text:p>
          </table:table-cell>
          <table:table-cell table:style-name="ce1" office:value-type="string">
            <text:p>Žymo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ctivity_id</text:p>
          </table:table-cell>
          <table:table-cell table:style-name="ce1" office:value-type="string">
            <text:p>category_id</text:p>
          </table:table-cell>
          <table:table-cell office:value-type="string">
            <text:p>Trukmė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7:04:00">
            <text:p>2011-11-06 17:04:00</text:p>
          </table:table-cell>
          <table:table-cell office:value-type="date" office:date-value="2011-11-06T18:28:00">
            <text:p>2011-11-06 18:28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45">
            <text:p>364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]-[.B2]" office:value-type="time" office:time-value="PT01H23M59.999999S">
            <text:p>01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8:28:00">
            <text:p>2011-11-06 18:28:00</text:p>
          </table:table-cell>
          <table:table-cell office:value-type="date" office:date-value="2011-11-06T18:36:00">
            <text:p>2011-11-06 18:36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7">
            <text:p>364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]-[.B3]" office:value-type="time" office:time-value="PT00H08M00S">
            <text:p>00:0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8:47:00">
            <text:p>2011-11-06 18:47:00</text:p>
          </table:table-cell>
          <table:table-cell office:value-type="date" office:date-value="2011-11-06T20:11:00">
            <text:p>2011-11-06 20:11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8">
            <text:p>364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]-[.B4]" office:value-type="time" office:time-value="PT01H24M00S">
            <text:p>01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20:21:00">
            <text:p>2011-11-06 20:21:00</text:p>
          </table:table-cell>
          <table:table-cell office:value-type="date" office:date-value="2011-11-06T20:44:00">
            <text:p>2011-11-06 20:44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9">
            <text:p>364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]-[.B5]" office:value-type="time" office:time-value="PT00H23M00S">
            <text:p>00:2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21:50:00">
            <text:p>2011-11-06 21:50:00</text:p>
          </table:table-cell>
          <table:table-cell office:value-type="date" office:date-value="2011-11-06T22:11:00">
            <text:p>2011-11-06 22:11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53">
            <text:p>365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]-[.B6]" office:value-type="time" office:time-value="PT00H21M00S">
            <text:p>00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45:00">
            <text:p>2011-11-07 18:45:00</text:p>
          </table:table-cell>
          <table:table-cell office:value-type="date" office:date-value="2011-11-07T18:55:00">
            <text:p>2011-11-07 18:55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64">
            <text:p>366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]-[.B7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55:00">
            <text:p>2011-11-07 18:55:00</text:p>
          </table:table-cell>
          <table:table-cell office:value-type="date" office:date-value="2011-11-07T18:59:00">
            <text:p>2011-11-07 18:5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66">
            <text:p>36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]-[.B8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59:00">
            <text:p>2011-11-07 18:59:00</text:p>
          </table:table-cell>
          <table:table-cell office:value-type="date" office:date-value="2011-11-07T19:34:00">
            <text:p>2011-11-07 19:34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67">
            <text:p>366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]-[.B9]" office:value-type="time" office:time-value="PT00H34M59.999999S">
            <text:p>00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9:34:00">
            <text:p>2011-11-07 19:34:00</text:p>
          </table:table-cell>
          <table:table-cell office:value-type="date" office:date-value="2011-11-07T20:29:00">
            <text:p>2011-11-07 20:2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68">
            <text:p>366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0]-[.B10]" office:value-type="time" office:time-value="PT00H55M00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20:48:00">
            <text:p>2011-11-07 20:48:00</text:p>
          </table:table-cell>
          <table:table-cell office:value-type="date" office:date-value="2011-11-07T21:27:00">
            <text:p>2011-11-07 21:27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70">
            <text:p>367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1]-[.B11]" office:value-type="time" office:time-value="PT00H39M00S">
            <text:p>00:3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21:49:00">
            <text:p>2011-11-07 21:49:00</text:p>
          </table:table-cell>
          <table:table-cell office:value-type="date" office:date-value="2011-11-07T22:52:00">
            <text:p>2011-11-07 22:52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71">
            <text:p>367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2]-[.B12]" office:value-type="time" office:time-value="PT01H03M00S">
            <text:p>01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18:00">
            <text:p>2011-11-09 16:18:00</text:p>
          </table:table-cell>
          <table:table-cell office:value-type="date" office:date-value="2011-11-09T16:20:00">
            <text:p>2011-11-09 16:20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86">
            <text:p>36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3]-[.B13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23:00">
            <text:p>2011-11-09 16:23:00</text:p>
          </table:table-cell>
          <table:table-cell office:value-type="date" office:date-value="2011-11-09T16:32:00">
            <text:p>2011-11-09 16:32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89">
            <text:p>368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4]-[.B14]" office:value-type="time" office:time-value="PT00H09M00S">
            <text:p>00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41:00">
            <text:p>2011-11-09 16:41:00</text:p>
          </table:table-cell>
          <table:table-cell office:value-type="date" office:date-value="2011-11-09T18:43:00">
            <text:p>2011-11-09 18:4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691">
            <text:p>369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5]-[.B15]" office:value-type="time" office:time-value="PT02H02M00S">
            <text:p>02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8:43:00">
            <text:p>2011-11-09 18:43:00</text:p>
          </table:table-cell>
          <table:table-cell office:value-type="date" office:date-value="2011-11-09T19:42:00">
            <text:p>2011-11-09 19:42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3694">
            <text:p>369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6]-[.B16]" office:value-type="time" office:time-value="PT00H59M00S">
            <text:p>00:5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00:00">
            <text:p>2011-11-09 20:00:00</text:p>
          </table:table-cell>
          <table:table-cell office:value-type="date" office:date-value="2011-11-09T20:05:00">
            <text:p>2011-11-09 20:05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96">
            <text:p>369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7]-[.B17]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10:00">
            <text:p>2011-11-09 20:10:00</text:p>
          </table:table-cell>
          <table:table-cell office:value-type="date" office:date-value="2011-11-09T20:22:00">
            <text:p>2011-11-09 20:22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98">
            <text:p>36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8]-[.B18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36:00">
            <text:p>2011-11-09 20:36:00</text:p>
          </table:table-cell>
          <table:table-cell office:value-type="date" office:date-value="2011-11-09T20:43:00">
            <text:p>2011-11-09 20:43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3700">
            <text:p>370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9]-[.B19]" office:value-type="time" office:time-value="PT00H07M00S">
            <text:p>00:0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43:00">
            <text:p>2011-11-09 20:43:00</text:p>
          </table:table-cell>
          <table:table-cell office:value-type="date" office:date-value="2011-11-09T20:53:00.000001">
            <text:p>2011-11-09 20:53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701">
            <text:p>37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0]-[.B20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53:00.000001">
            <text:p>2011-11-09 20:53:00</text:p>
          </table:table-cell>
          <table:table-cell office:value-type="date" office:date-value="2011-11-09T21:19:00">
            <text:p>2011-11-09 21:19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2">
            <text:p>37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1]-[.B21]" office:value-type="time" office:time-value="PT00H25M59.999999S">
            <text:p>00:2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1:26:00">
            <text:p>2011-11-09 21:26:00</text:p>
          </table:table-cell>
          <table:table-cell office:value-type="date" office:date-value="2011-11-09T21:31:00">
            <text:p>2011-11-09 21:3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3">
            <text:p>370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2]-[.B22]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2:00:00">
            <text:p>2011-11-09 22:00:00</text:p>
          </table:table-cell>
          <table:table-cell office:value-type="date" office:date-value="2011-11-09T22:53:00">
            <text:p>2011-11-09 22:5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6">
            <text:p>370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3]-[.B23]" office:value-type="time" office:time-value="PT00H53M00S">
            <text:p>00:5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0:01:00">
            <text:p>2011-11-10 10:01:00</text:p>
          </table:table-cell>
          <table:table-cell office:value-type="date" office:date-value="2011-11-10T10:18:00">
            <text:p>2011-11-10 10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9">
            <text:p>37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4]-[.B24]" office:value-type="time" office:time-value="PT00H17M00S">
            <text:p>00:1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0:24:00">
            <text:p>2011-11-10 10:24:00</text:p>
          </table:table-cell>
          <table:table-cell office:value-type="date" office:date-value="2011-11-10T11:05:00">
            <text:p>2011-11-10 11:05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0">
            <text:p>371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5]-[.B25]" office:value-type="time" office:time-value="PT00H41M00S">
            <text:p>00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1:10:00">
            <text:p>2011-11-10 11:10:00</text:p>
          </table:table-cell>
          <table:table-cell office:value-type="date" office:date-value="2011-11-10T11:28:00">
            <text:p>2011-11-10 11:2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2">
            <text:p>37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6]-[.B26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1:28:00">
            <text:p>2011-11-10 11:28:00</text:p>
          </table:table-cell>
          <table:table-cell office:value-type="date" office:date-value="2011-11-10T12:23:00">
            <text:p>2011-11-10 12:2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5">
            <text:p>371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7]-[.B27]" office:value-type="time" office:time-value="PT00H55M00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2:51:00">
            <text:p>2011-11-10 12:51:00</text:p>
          </table:table-cell>
          <table:table-cell office:value-type="date" office:date-value="2011-11-10T12:53:00">
            <text:p>2011-11-10 12:5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8">
            <text:p>371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8]-[.B28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5T08:13:00">
            <text:p>2011-11-15 08:13:00</text:p>
          </table:table-cell>
          <table:table-cell office:value-type="date" office:date-value="2011-11-15T10:14:00">
            <text:p>2011-11-15 10:14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845">
            <text:p>384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9]-[.B29]" office:value-type="time" office:time-value="PT02H01M00S">
            <text:p>02:0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2:36:00">
            <text:p>2011-11-26 12:36:00</text:p>
          </table:table-cell>
          <table:table-cell office:value-type="date" office:date-value="2011-11-26T12:50:00">
            <text:p>2011-11-26 12:50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5">
            <text:p>399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0]-[.B30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3:05:00">
            <text:p>2011-11-26 13:05:00</text:p>
          </table:table-cell>
          <table:table-cell office:value-type="date" office:date-value="2011-11-26T13:17:00">
            <text:p>2011-11-26 13:1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7">
            <text:p>39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1]-[.B31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3:19:00">
            <text:p>2011-11-26 13:19:00</text:p>
          </table:table-cell>
          <table:table-cell office:value-type="date" office:date-value="2011-11-26T13:34:00">
            <text:p>2011-11-26 13:3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8">
            <text:p>39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2]-[.B32]" office:value-type="time" office:time-value="PT00H15M00S">
            <text:p>00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4:42:00">
            <text:p>2011-11-26 14:42:00</text:p>
          </table:table-cell>
          <table:table-cell office:value-type="date" office:date-value="2011-11-26T16:23:00">
            <text:p>2011-11-26 16:2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1">
            <text:p>40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3]-[.B33]" office:value-type="time" office:time-value="PT01H41M00S">
            <text:p>01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8:54:00">
            <text:p>2011-11-26 18:54:00</text:p>
          </table:table-cell>
          <table:table-cell office:value-type="date" office:date-value="2011-11-26T21:28:00">
            <text:p>2011-11-26 21:2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4">
            <text:p>40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4]-[.B34]" office:value-type="time" office:time-value="PT02H34M00S">
            <text:p>02:3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21:52:00">
            <text:p>2011-11-26 21:52:00</text:p>
          </table:table-cell>
          <table:table-cell office:value-type="date" office:date-value="2011-11-26T23:08:00.000001">
            <text:p>2011-11-26 23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7">
            <text:p>40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5]-[.B35]" office:value-type="time" office:time-value="PT01H16M00S">
            <text:p>01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7T10:23:00">
            <text:p>2011-11-27 10:23:00</text:p>
          </table:table-cell>
          <table:table-cell office:value-type="date" office:date-value="2011-11-27T12:04:00">
            <text:p>2011-11-27 12:0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9">
            <text:p>40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6]-[.B36]" office:value-type="time" office:time-value="PT01H41M00S">
            <text:p>01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7T13:35:00">
            <text:p>2011-11-27 13:35:00</text:p>
          </table:table-cell>
          <table:table-cell office:value-type="date" office:date-value="2011-11-27T13:39:00">
            <text:p>2011-11-27 13:39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12">
            <text:p>40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7]-[.B37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09:55:00">
            <text:p>2011-12-01 09:55:00</text:p>
          </table:table-cell>
          <table:table-cell office:value-type="date" office:date-value="2011-12-01T11:11:00">
            <text:p>2011-12-01 11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59">
            <text:p>405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8]-[.B38]" office:value-type="time" office:time-value="PT01H16M00S">
            <text:p>01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1:18:00">
            <text:p>2011-12-01 11:18:00</text:p>
          </table:table-cell>
          <table:table-cell office:value-type="date" office:date-value="2011-12-01T11:47:00">
            <text:p>2011-12-01 11:4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0">
            <text:p>406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9]-[.B39]" office:value-type="time" office:time-value="PT00H29M00S">
            <text:p>00:2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1:53:00.000001">
            <text:p>2011-12-01 11:53:00</text:p>
          </table:table-cell>
          <table:table-cell office:value-type="date" office:date-value="2011-12-01T13:12:00">
            <text:p>2011-12-01 13:1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1">
            <text:p>406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0]-[.B40]" office:value-type="time" office:time-value="PT01H18M59.999999S">
            <text:p>01:1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3:56:00">
            <text:p>2011-12-01 13:56:00</text:p>
          </table:table-cell>
          <table:table-cell office:value-type="date" office:date-value="2011-12-01T14:23:00">
            <text:p>2011-12-01 14:23:00</text:p>
          </table:table-cell>
          <table:table-cell office:value-type="string">
            <text:p>Programavimas</text:p>
          </table:table-cell>
          <table:table-cell office:value-type="string">
            <text:p>projektavimas</text:p>
          </table:table-cell>
          <table:table-cell office:value-type="float" office:value="4065">
            <text:p>406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1]-[.B41]" office:value-type="time" office:time-value="PT00H27M00S">
            <text:p>00:2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4:23:00">
            <text:p>2011-12-01 14:23:00</text:p>
          </table:table-cell>
          <table:table-cell office:value-type="date" office:date-value="2011-12-01T15:18:00">
            <text:p>2011-12-01 15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6">
            <text:p>40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2]-[.B42]" office:value-type="time" office:time-value="PT00H54M59.999999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5:38:00">
            <text:p>2011-12-01 15:38:00</text:p>
          </table:table-cell>
          <table:table-cell office:value-type="date" office:date-value="2011-12-01T16:26:00">
            <text:p>2011-12-01 16:26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7">
            <text:p>406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3]-[.B43]" office:value-type="time" office:time-value="PT00H48M00S">
            <text:p>00:4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6:32:00">
            <text:p>2011-12-01 16:32:00</text:p>
          </table:table-cell>
          <table:table-cell office:value-type="date" office:date-value="2011-12-01T16:40:00">
            <text:p>2011-12-01 16:40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69">
            <text:p>406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4]-[.B44]" office:value-type="time" office:time-value="PT00H08M00S">
            <text:p>00:0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0:53:00">
            <text:p>2011-12-02 10:53:00</text:p>
          </table:table-cell>
          <table:table-cell office:value-type="date" office:date-value="2011-12-02T12:08:00">
            <text:p>2011-12-02 12:08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76">
            <text:p>407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5]-[.B45]" office:value-type="time" office:time-value="PT01H15M00S">
            <text:p>01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3:40:00">
            <text:p>2011-12-02 13:40:00</text:p>
          </table:table-cell>
          <table:table-cell office:value-type="date" office:date-value="2011-12-02T13:50:00">
            <text:p>2011-12-02 13:50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80">
            <text:p>408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6]-[.B46]" office:value-type="time" office:time-value="PT00H09M59.999999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4:02:00">
            <text:p>2011-12-02 14:02:00</text:p>
          </table:table-cell>
          <table:table-cell office:value-type="date" office:date-value="2011-12-02T14:45:00">
            <text:p>2011-12-02 14:45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2">
            <text:p>408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7]-[.B47]" office:value-type="time" office:time-value="PT00H43M00S">
            <text:p>00:4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4:52:00">
            <text:p>2011-12-02 14:52:00</text:p>
          </table:table-cell>
          <table:table-cell office:value-type="date" office:date-value="2011-12-02T16:36:00">
            <text:p>2011-12-02 16:36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4085">
            <text:p>408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8]-[.B48]" office:value-type="time" office:time-value="PT01H44M00S">
            <text:p>01:4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6:36:00">
            <text:p>2011-12-02 16:36:00</text:p>
          </table:table-cell>
          <table:table-cell office:value-type="date" office:date-value="2011-12-02T17:02:00">
            <text:p>2011-12-02 17:0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6">
            <text:p>40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9]-[.B49]" office:value-type="time" office:time-value="PT00H26M00S">
            <text:p>00:2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8:16:00">
            <text:p>2011-12-02 18:16:00</text:p>
          </table:table-cell>
          <table:table-cell office:value-type="date" office:date-value="2011-12-02T18:26:00">
            <text:p>2011-12-02 18:26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9">
            <text:p>408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0]-[.B50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8:47:00">
            <text:p>2011-12-02 18:47:00</text:p>
          </table:table-cell>
          <table:table-cell office:value-type="date" office:date-value="2011-12-02T19:51:00">
            <text:p>2011-12-02 19:5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0">
            <text:p>409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1]-[.B51]" office:value-type="time" office:time-value="PT01H04M00S">
            <text:p>01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9:58:00">
            <text:p>2011-12-02 19:58:00</text:p>
          </table:table-cell>
          <table:table-cell office:value-type="date" office:date-value="2011-12-02T21:01:00">
            <text:p>2011-12-02 21:0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1">
            <text:p>409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2]-[.B52]" office:value-type="time" office:time-value="PT01H03M00S">
            <text:p>01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22:11:00">
            <text:p>2011-12-02 22:11:00</text:p>
          </table:table-cell>
          <table:table-cell office:value-type="date" office:date-value="2011-12-02T22:32:00">
            <text:p>2011-12-02 22:3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3">
            <text:p>409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3]-[.B53]" office:value-type="time" office:time-value="PT00H21M00S">
            <text:p>00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09:50:00">
            <text:p>2011-12-03 09:50:00</text:p>
          </table:table-cell>
          <table:table-cell office:value-type="date" office:date-value="2011-12-03T09:52:00">
            <text:p>2011-12-03 09:5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6">
            <text:p>409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4]-[.B54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09:59:00">
            <text:p>2011-12-03 09:59:00</text:p>
          </table:table-cell>
          <table:table-cell office:value-type="date" office:date-value="2011-12-03T11:54:00">
            <text:p>2011-12-03 11:5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7">
            <text:p>40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5]-[.B55]" office:value-type="time" office:time-value="PT01H55M00S">
            <text:p>01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4:06:00">
            <text:p>2011-12-03 14:06:00</text:p>
          </table:table-cell>
          <table:table-cell office:value-type="date" office:date-value="2011-12-03T14:08:00.000001">
            <text:p>2011-12-03 14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9">
            <text:p>409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6]-[.B56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4:17:00">
            <text:p>2011-12-03 14:17:00</text:p>
          </table:table-cell>
          <table:table-cell office:value-type="date" office:date-value="2011-12-03T15:18:00">
            <text:p>2011-12-03 15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1">
            <text:p>41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7]-[.B57]" office:value-type="time" office:time-value="PT01H00M59.999999S">
            <text:p>01:0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5:20:00">
            <text:p>2011-12-03 15:20:00</text:p>
          </table:table-cell>
          <table:table-cell office:value-type="date" office:date-value="2011-12-03T15:34:00">
            <text:p>2011-12-03 15:3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2">
            <text:p>41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8]-[.B58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5:49:00">
            <text:p>2011-12-03 15:49:00</text:p>
          </table:table-cell>
          <table:table-cell office:value-type="date" office:date-value="2011-12-03T16:11:00">
            <text:p>2011-12-03 16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4">
            <text:p>41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9]-[.B59]" office:value-type="time" office:time-value="PT00H22M00S">
            <text:p>00:2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6:15:00">
            <text:p>2011-12-03 16:15:00</text:p>
          </table:table-cell>
          <table:table-cell office:value-type="date" office:date-value="2011-12-03T16:27:00">
            <text:p>2011-12-03 16:2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5">
            <text:p>410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0]-[.B60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6:30:00">
            <text:p>2011-12-03 16:30:00</text:p>
          </table:table-cell>
          <table:table-cell office:value-type="date" office:date-value="2011-12-03T17:11:00">
            <text:p>2011-12-03 17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7">
            <text:p>41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1]-[.B61]" office:value-type="time" office:time-value="PT00H41M00S">
            <text:p>00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7:31:00">
            <text:p>2011-12-03 17:31:00</text:p>
          </table:table-cell>
          <table:table-cell office:value-type="date" office:date-value="2011-12-03T17:33:00">
            <text:p>2011-12-03 17:3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9">
            <text:p>41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2]-[.B62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4T19:55:00">
            <text:p>2011-12-04 19:55:00</text:p>
          </table:table-cell>
          <table:table-cell office:value-type="date" office:date-value="2011-12-04T20:04:00">
            <text:p>2011-12-04 20:0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38">
            <text:p>413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3]-[.B63]" office:value-type="time" office:time-value="PT00H09M00S">
            <text:p>00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4T20:11:00">
            <text:p>2011-12-04 20:11:00</text:p>
          </table:table-cell>
          <table:table-cell office:value-type="date" office:date-value="2011-12-04T20:59:00">
            <text:p>2011-12-04 20:5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0">
            <text:p>414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4]-[.B64]" office:value-type="time" office:time-value="PT00H48M00S">
            <text:p>00:4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0:43:00">
            <text:p>2011-12-05 10:43:00</text:p>
          </table:table-cell>
          <table:table-cell office:value-type="date" office:date-value="2011-12-05T11:06:00">
            <text:p>2011-12-05 11:0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2">
            <text:p>414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5]-[.B65]" office:value-type="time" office:time-value="PT00H23M00S">
            <text:p>00:2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1:38:00">
            <text:p>2011-12-05 11:38:00</text:p>
          </table:table-cell>
          <table:table-cell office:value-type="date" office:date-value="2011-12-05T11:56:00">
            <text:p>2011-12-05 11:5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5">
            <text:p>414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6]-[.B66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2:03:00">
            <text:p>2011-12-05 12:03:00</text:p>
          </table:table-cell>
          <table:table-cell office:value-type="date" office:date-value="2011-12-05T12:42:00">
            <text:p>2011-12-05 12:42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6">
            <text:p>414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7]-[.B67]" office:value-type="time" office:time-value="PT00H39M00S">
            <text:p>00:3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15:14:00">
            <text:p>2011-12-07 15:14:00</text:p>
          </table:table-cell>
          <table:table-cell office:value-type="date" office:date-value="2011-12-07T17:22:00">
            <text:p>2011-12-07 17:22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164">
            <text:p>416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8]-[.B68]" office:value-type="time" office:time-value="PT02H08M00S">
            <text:p>02:0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17:33:00">
            <text:p>2011-12-07 17:33:00</text:p>
          </table:table-cell>
          <table:table-cell office:value-type="date" office:date-value="2011-12-07T18:24:00">
            <text:p>2011-12-07 18:2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66">
            <text:p>41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9]-[.B69]" office:value-type="time" office:time-value="PT00H51M00S">
            <text:p>00:5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20:24:00.000001">
            <text:p>2011-12-07 20:24:00</text:p>
          </table:table-cell>
          <table:table-cell office:value-type="date" office:date-value="2011-12-07T20:38:00">
            <text:p>2011-12-07 20:38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68">
            <text:p>416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0]-[.B70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20:43:00">
            <text:p>2011-12-07 20:43:00</text:p>
          </table:table-cell>
          <table:table-cell office:value-type="date" office:date-value="2011-12-07T21:39:00">
            <text:p>2011-12-07 21:3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0">
            <text:p>417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1]-[.B71]" office:value-type="time" office:time-value="PT00H56M00S">
            <text:p>00:5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0:32:00">
            <text:p>2011-12-08 10:32:00</text:p>
          </table:table-cell>
          <table:table-cell office:value-type="date" office:date-value="2011-12-08T10:50:00">
            <text:p>2011-12-08 10:50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6">
            <text:p>417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2]-[.B72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1:25:00">
            <text:p>2011-12-08 11:25:00</text:p>
          </table:table-cell>
          <table:table-cell office:value-type="date" office:date-value="2011-12-08T12:32:00">
            <text:p>2011-12-08 12:32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8">
            <text:p>417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3]-[.B73]" office:value-type="time" office:time-value="PT01H07M00S">
            <text:p>01:0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3:13:00">
            <text:p>2011-12-08 13:13:00</text:p>
          </table:table-cell>
          <table:table-cell office:value-type="date" office:date-value="2011-12-08T13:26:00">
            <text:p>2011-12-08 13:2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1">
            <text:p>418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4]-[.B74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3:38:00">
            <text:p>2011-12-08 13:38:00</text:p>
          </table:table-cell>
          <table:table-cell office:value-type="date" office:date-value="2011-12-08T13:55:00">
            <text:p>2011-12-08 13:55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3">
            <text:p>418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5]-[.B75]" office:value-type="time" office:time-value="PT00H17M00S">
            <text:p>00:1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4:38:00">
            <text:p>2011-12-08 14:38:00</text:p>
          </table:table-cell>
          <table:table-cell office:value-type="date" office:date-value="2011-12-08T16:29:00">
            <text:p>2011-12-08 16:2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6">
            <text:p>41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6]-[.B76]" office:value-type="time" office:time-value="PT01H51M00S">
            <text:p>01:5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1T20:48:00">
            <text:p>2011-12-11 20:48:00</text:p>
          </table:table-cell>
          <table:table-cell office:value-type="date" office:date-value="2011-12-11T20:59:00">
            <text:p>2011-12-11 20:5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253">
            <text:p>425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7]-[.B77]" office:value-type="time" office:time-value="PT00H11M00S">
            <text:p>00:1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2:51:00">
            <text:p>2011-12-15 12:51:00</text:p>
          </table:table-cell>
          <table:table-cell office:value-type="date" office:date-value="2011-12-15T13:15:00">
            <text:p>2011-12-15 13:15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2">
            <text:p>429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8]-[.B78]" office:value-type="time" office:time-value="PT00H24M00S">
            <text:p>00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3:18:00">
            <text:p>2011-12-15 13:18:00</text:p>
          </table:table-cell>
          <table:table-cell office:value-type="date" office:date-value="2011-12-15T13:53:00">
            <text:p>2011-12-15 13:53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3">
            <text:p>429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9]-[.B79]" office:value-type="time" office:time-value="PT00H35M00S">
            <text:p>00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4:13:00">
            <text:p>2011-12-15 14:13:00</text:p>
          </table:table-cell>
          <table:table-cell office:value-type="date" office:date-value="2011-12-15T14:41:00">
            <text:p>2011-12-15 14:41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5">
            <text:p>429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0]-[.B80]" office:value-type="time" office:time-value="PT00H28M00S">
            <text:p>00:2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4:46:00">
            <text:p>2011-12-15 14:46:00</text:p>
          </table:table-cell>
          <table:table-cell office:value-type="date" office:date-value="2011-12-15T14:58:00">
            <text:p>2011-12-15 14:58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7">
            <text:p>42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1]-[.B81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5:08:00">
            <text:p>2011-12-15 15:08:00</text:p>
          </table:table-cell>
          <table:table-cell office:value-type="date" office:date-value="2011-12-15T15:33:00">
            <text:p>2011-12-15 15:33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8">
            <text:p>42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2]-[.B82]" office:value-type="time" office:time-value="PT00H25M00S">
            <text:p>00:2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6:16:00">
            <text:p>2011-12-15 16:16:00</text:p>
          </table:table-cell>
          <table:table-cell office:value-type="date" office:date-value="2011-12-15T16:46:00">
            <text:p>2011-12-15 16:4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2">
            <text:p>43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3]-[.B83]" office:value-type="time" office:time-value="PT00H30M00S">
            <text:p>00:3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6:54:00">
            <text:p>2011-12-15 16:54:00</text:p>
          </table:table-cell>
          <table:table-cell office:value-type="date" office:date-value="2011-12-15T16:56:00">
            <text:p>2011-12-15 16:5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3">
            <text:p>430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4]-[.B84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01:00">
            <text:p>2011-12-15 17:01:00</text:p>
          </table:table-cell>
          <table:table-cell office:value-type="date" office:date-value="2011-12-15T17:14:00">
            <text:p>2011-12-15 17:1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4">
            <text:p>43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5]-[.B85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18:00">
            <text:p>2011-12-15 17:18:00</text:p>
          </table:table-cell>
          <table:table-cell office:value-type="date" office:date-value="2011-12-15T17:21:00">
            <text:p>2011-12-15 17:21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5">
            <text:p>430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6]-[.B86]" office:value-type="time" office:time-value="PT00H03M00S">
            <text:p>00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21:00">
            <text:p>2011-12-15 17:21:00</text:p>
          </table:table-cell>
          <table:table-cell office:value-type="date" office:date-value="2011-12-15T17:25:00">
            <text:p>2011-12-15 17:2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07">
            <text:p>43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7]-[.B87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34:00">
            <text:p>2011-12-15 17:34:00</text:p>
          </table:table-cell>
          <table:table-cell office:value-type="date" office:date-value="2011-12-15T17:53:00.000001">
            <text:p>2011-12-15 17:53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309">
            <text:p>43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8]-[.B88]" office:value-type="time" office:time-value="PT00H19M00S">
            <text:p>00:1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13:00">
            <text:p>2011-12-15 18:13:00</text:p>
          </table:table-cell>
          <table:table-cell office:value-type="date" office:date-value="2011-12-15T18:29:00">
            <text:p>2011-12-15 18:29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311">
            <text:p>431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9]-[.B89]" office:value-type="time" office:time-value="PT00H16M00S">
            <text:p>00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29:00">
            <text:p>2011-12-15 18:29:00</text:p>
          </table:table-cell>
          <table:table-cell office:value-type="date" office:date-value="2011-12-15T18:44:00">
            <text:p>2011-12-15 18:44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2">
            <text:p>43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0]-[.B90]" office:value-type="time" office:time-value="PT00H15M00S">
            <text:p>00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49:00">
            <text:p>2011-12-15 18:49:00</text:p>
          </table:table-cell>
          <table:table-cell office:value-type="date" office:date-value="2011-12-15T21:25:00">
            <text:p>2011-12-15 21:2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3">
            <text:p>431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1]-[.B91]" office:value-type="time" office:time-value="PT02H36M00S">
            <text:p>02:3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0:07:00">
            <text:p>2011-12-16 10:07:00</text:p>
          </table:table-cell>
          <table:table-cell office:value-type="date" office:date-value="2011-12-16T11:16:00">
            <text:p>2011-12-16 11:16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5">
            <text:p>431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2]-[.B92]" office:value-type="time" office:time-value="PT01H09M00S">
            <text:p>01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1:20:00">
            <text:p>2011-12-16 11:20:00</text:p>
          </table:table-cell>
          <table:table-cell office:value-type="date" office:date-value="2011-12-16T12:33:00">
            <text:p>2011-12-16 12:33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6">
            <text:p>431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3]-[.B93]" office:value-type="time" office:time-value="PT01H13M00S">
            <text:p>01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3:14:00">
            <text:p>2011-12-16 13:14:00</text:p>
          </table:table-cell>
          <table:table-cell office:value-type="date" office:date-value="2011-12-16T14:35:00">
            <text:p>2011-12-16 14:3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9">
            <text:p>431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4]-[.B94]" office:value-type="time" office:time-value="PT01H21M00S">
            <text:p>01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4:42:00">
            <text:p>2011-12-16 14:42:00</text:p>
          </table:table-cell>
          <table:table-cell office:value-type="date" office:date-value="2011-12-16T16:17:00">
            <text:p>2011-12-16 16:17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20">
            <text:p>432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5]-[.B95]" office:value-type="time" office:time-value="PT01H35M00S">
            <text:p>01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6:23:00">
            <text:p>2011-12-16 16:23:00</text:p>
          </table:table-cell>
          <table:table-cell office:value-type="date" office:date-value="2011-12-16T17:32:00">
            <text:p>2011-12-16 17:32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21">
            <text:p>432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6]-[.B96]" office:value-type="time" office:time-value="PT01H09M00S">
            <text:p>01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7:55:00">
            <text:p>2011-12-16 17:55:00</text:p>
          </table:table-cell>
          <table:table-cell office:value-type="date" office:date-value="2011-12-16T18:08:00">
            <text:p>2011-12-16 18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323">
            <text:p>432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7]-[.B97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8:28:00">
            <text:p>2011-12-16 18:28:00</text:p>
          </table:table-cell>
          <table:table-cell office:value-type="date" office:date-value="2011-12-16T20:40:00">
            <text:p>2011-12-16 20:40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326">
            <text:p>432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8]-[.B98]" office:value-type="time" office:time-value="PT02H12M00S">
            <text:p>02:12:00</text:p>
          </table:table-cell>
        </table:table-row>
        <table:table-row table:style-name="ro1">
          <table:table-cell office:value-type="string">
            <text:p>rsys</text:p>
          </table:table-cell>
          <table:table-cell table:style-name="ce5" office:value-type="date" office:date-value="2011-12-16T20:53:00.000001">
            <text:p>2011-12-16 20:53:00</text:p>
          </table:table-cell>
          <table:table-cell table:style-name="ce5" office:value-type="date" office:date-value="2011-12-16T21:18:00">
            <text:p>2011-12-16 21:18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328">
            <text:p>432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9]-[.B99]" office:value-type="time" office:time-value="PT00H24M59.999999S">
            <text:p>00:25:00</text:p>
          </table:table-cell>
        </table:table-row>
        <table:table-row table:style-name="ro1">
          <table:table-cell table:style-name="ce3" office:value-type="string">
            <text:p>rsys</text:p>
          </table:table-cell>
          <table:table-cell table:style-name="ce6" office:value-type="date" office:date-value="2011-12-16T21:18:00">
            <text:p>2011-12-16 21:18:00</text:p>
          </table:table-cell>
          <table:table-cell table:style-name="ce6" office:value-type="date" office:date-value="2011-12-16T21:41:00">
            <text:p>2011-12-16 21:41:00</text:p>
          </table:table-cell>
          <table:table-cell table:style-name="ce3" office:value-type="string">
            <text:p>Programavimas</text:p>
          </table:table-cell>
          <table:table-cell table:style-name="ce3" office:value-type="string">
            <text:p>dokumentavimas</text:p>
          </table:table-cell>
          <table:table-cell table:style-name="ce3" office:value-type="float" office:value="4329">
            <text:p>4329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">
            <text:p>8</text:p>
          </table:table-cell>
          <table:table-cell table:style-name="ce7" table:formula="of:=[.C100]-[.B100]" office:value-type="time" office:time-value="PT00H23M00S">
            <text:p>00:23:00</text:p>
          </table:table-cell>
        </table:table-row>
        <table:table-row table:style-name="ro1">
          <table:table-cell table:style-name="ce3" office:value-type="string">
            <text:p>rsys</text:p>
          </table:table-cell>
          <table:table-cell table:style-name="ce6" office:value-type="date" office:date-value="2011-12-16T21:41:00">
            <text:p>2011-12-16 21:41:00</text:p>
          </table:table-cell>
          <table:table-cell table:style-name="ce6" office:value-type="date" office:date-value="2011-12-16T22:42:00">
            <text:p>2011-12-16 22:42:00</text:p>
          </table:table-cell>
          <table:table-cell table:style-name="ce3" office:value-type="string">
            <text:p>Programavimas</text:p>
          </table:table-cell>
          <table:table-cell table:style-name="ce3" office:value-type="string">
            <text:p>testavimas</text:p>
          </table:table-cell>
          <table:table-cell table:style-name="ce3" office:value-type="float" office:value="4330">
            <text:p>4330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">
            <text:p>8</text:p>
          </table:table-cell>
          <table:table-cell table:style-name="ce7" table:formula="of:=[.C101]-[.B101]" office:value-type="time" office:time-value="PT01H01M00S">
            <text:p>01:01:00</text:p>
          </table:table-cell>
        </table:table-row>
        <table:table-row table:style-name="ro1">
          <table:table-cell table:style-name="ce3" office:value-type="string">
            <text:p>rsys</text:p>
          </table:table-cell>
          <table:table-cell table:style-name="ce6" office:value-type="date" office:date-value="2011-12-17T20:25:00">
            <text:p>2011-12-17 20:25:00</text:p>
          </table:table-cell>
          <table:table-cell table:style-name="ce6" office:value-type="date" office:date-value="2011-12-17T20:28:00">
            <text:p>2011-12-17 20:28:00</text:p>
          </table:table-cell>
          <table:table-cell table:style-name="ce3" office:value-type="string">
            <text:p>Programavimas</text:p>
          </table:table-cell>
          <table:table-cell table:style-name="ce3" office:value-type="string">
            <text:p>reikalavimai</text:p>
          </table:table-cell>
          <table:table-cell table:style-name="ce3" office:value-type="float" office:value="4349">
            <text:p>4349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">
            <text:p>8</text:p>
          </table:table-cell>
          <table:table-cell table:style-name="ce7" table:formula="of:=[.C102]-[.B102]" office:value-type="time" office:time-value="PT00H03M00S">
            <text:p>00:03:00</text:p>
          </table:table-cell>
        </table:table-row>
        <table:table-row table:style-name="ro1">
          <table:table-cell table:style-name="ce3" office:value-type="string">
            <text:p>rsys</text:p>
          </table:table-cell>
          <table:table-cell table:style-name="ce6" office:value-type="date" office:date-value="2011-12-17T21:09:00">
            <text:p>2011-12-17 21:09:00</text:p>
          </table:table-cell>
          <table:table-cell table:style-name="ce6" office:value-type="date" office:date-value="2011-12-17T21:39:00">
            <text:p>2011-12-17 21:39:00</text:p>
          </table:table-cell>
          <table:table-cell table:style-name="ce3" office:value-type="string">
            <text:p>Programavimas</text:p>
          </table:table-cell>
          <table:table-cell table:style-name="ce3" office:value-type="string">
            <text:p>dokumentavimas</text:p>
          </table:table-cell>
          <table:table-cell table:style-name="ce3" office:value-type="float" office:value="4352">
            <text:p>4352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">
            <text:p>8</text:p>
          </table:table-cell>
          <table:table-cell table:style-name="ce7" table:formula="of:=[.C103]-[.B103]" office:value-type="time" office:time-value="PT00H30M00S">
            <text:p>00:30:00</text:p>
          </table:table-cell>
        </table:table-row>
        <table:table-row table:style-name="ro1">
          <table:table-cell table:style-name="ce3" office:value-type="string">
            <text:p>rsys</text:p>
          </table:table-cell>
          <table:table-cell table:style-name="ce6" office:value-type="date" office:date-value="2011-12-19T13:57:00">
            <text:p>2011-12-19 13:57:00</text:p>
          </table:table-cell>
          <table:table-cell table:style-name="ce6" office:value-type="date" office:date-value="2011-12-19T16:39:00">
            <text:p>2011-12-19 16:39:00</text:p>
          </table:table-cell>
          <table:table-cell table:style-name="ce3" office:value-type="string">
            <text:p>Programavimas</text:p>
          </table:table-cell>
          <table:table-cell table:style-name="ce3" office:value-type="string">
            <text:p>dokumentavimas</text:p>
          </table:table-cell>
          <table:table-cell table:style-name="ce3" office:value-type="float" office:value="4373">
            <text:p>4373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8">
            <text:p>8</text:p>
          </table:table-cell>
          <table:table-cell table:style-name="ce7" table:formula="of:=[.C104]-[.B104]" office:value-type="time" office:time-value="PT02H42M00S">
            <text:p>02:42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2011-12-19</text:date>, <text:time>17:34:41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2-16T21:30:08</meta:creation-date>
    <dc:date>2011-12-19T17:34:41</dc:date>
    <dc:creator>Vytautas Astrauskas</dc:creator>
    <meta:editing-duration>PT00H45M02S</meta:editing-duration>
    <meta:editing-cycles>6</meta:editing-cycles>
    <meta:generator>OpenOffice.org/3.2$Unix OpenOffice.org_project/320m19$Build-9505</meta:generator>
    <meta:document-statistic meta:table-count="1" meta:cell-count="936" meta:object-count="0"/>
  </office:meta>
</office:document-meta>
</file>